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cd4d1" fo:border="0.74pt solid #000000"/>
    </style:style>
    <style:style style:name="ce4" style:family="table-cell" style:parent-style-name="Default" style:data-style-name="N61">
      <style:table-cell-properties fo:border="0.74pt solid #000000"/>
    </style:style>
    <style:style style:name="ce5" style:family="table-cell" style:parent-style-name="Default" style:data-style-name="N61">
      <style:table-cell-properties fo:background-color="#fcd4d1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7" style:family="table-cell" style:parent-style-name="Default">
      <style:table-cell-properties fo:background-color="#fcd4d1"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table:style-name="ce1" office:value-type="string" calcext:value-type="string">
            <text:p>N.º Discos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0003" calcext:value-type="float">
            <text:p>3,00E-06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0.000003" calcext:value-type="float">
            <text:p>3,00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0003" calcext:value-type="float">
            <text:p>3,00E-06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0.000005" calcext:value-type="float">
            <text:p>5,00E-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008" calcext:value-type="float">
            <text:p>8,00E-06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015" calcext:value-type="float">
            <text:p>1,50E-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03" calcext:value-type="float">
            <text:p>3,00E-05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.000058" calcext:value-type="float">
            <text:p>5,80E-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.000115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.0002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.000457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0.00092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.001824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0.00365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.006629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0.0071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.014422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0.02875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.057183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0.1147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.232315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0.46592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.940982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1.8787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3.74869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7.44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1:11:45.203000000</meta:creation-date>
    <dc:date>2020-03-10T21:14:00.811000000</dc:date>
    <meta:editing-duration>PT2M15S</meta:editing-duration>
    <meta:editing-cycles>1</meta:editing-cycles>
    <meta:document-statistic meta:table-count="1" meta:cell-count="54" meta:object-count="0"/>
    <meta:generator>LibreOffice/6.0.5.2$Windows_X86_64 LibreOffice_project/54c8cbb85f300ac59db32fe8a675ff7683cd5a16</meta:generator>
  </office:meta>
</office:document-meta>
</file>